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1_11-45-43_000.jpg</text:p>
          </table:table-cell>
          <table:table-cell table:style-name="ce8" office:value-type="string">
            <text:p>:m RES 1*1 / free# JVEMV6 67#_20(A-3-1_2) / 67. thelogy / topics=神仏習合,w:東寺；,other=~;think~ / N+</text:p>
          </table:table-cell>
          <table:table-cell table:style-name="ce4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2]=&quot;&quot;;[.C2];CONCATENATE([.C2];&quot; / &quot;;[.E2]))" office:value-type="string" office:string-value=":m RES 1*1 / free# JVEMV6 67#_20(A-3-1_2) / 67. thelogy / topics=神仏習合,w:東寺；,other=~;think~ / N+">
            <text:p>:m RES 1*1 / free# JVEMV6 67#_20(A-3-1_2) / 67. thelogy / topics=神仏習合,w:東寺；,other=~;think~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11_12-04-56_000.jpg</text:p>
          </table:table-cell>
          <table:table-cell table:style-name="ce2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11_12-54-50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6" table:formula="of:=IF([.E4]=&quot;&quot;;[.C4];CONCATENATE([.C4];&quot; / &quot;;[.E4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11_12-58-23_000.jpg</text:p>
          </table:table-cell>
          <table:table-cell table:style-name="ce26" office:value-type="string">
            <text:p>:m 記録 / 食べたもの：お菓子類 / target=食べる予定：取り置き,memo~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5]=&quot;&quot;;[.C5];CONCATENATE([.C5];&quot; / &quot;;[.E5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1_17-38-54_000.jpg</text:p>
          </table:table-cell>
          <table:table-cell table:style-name="ce8" office:value-type="string">
            <text:p>:m 1-2*2 RES / JVEMV6 64#81_1 / 『存亡の条件』 著者=山本七平 / p.169 / w:認識論,topic:~ / N~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:m 1-2*2 RES / JVEMV6 64#81_1 / 『存亡の条件』 著者=山本七平 / p.169 / w:認識論,topic:~ / N~">
            <text:p>:m 1-2*2 RES / JVEMV6 64#81_1 / 『存亡の条件』 著者=山本七平 / p.169 / w:認識論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11_20-46-08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6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1-11_22-17-36_000.jpg</text:p>
          </table:table-cell>
          <table:table-cell table:style-name="ce19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20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8]=&quot;&quot;;[.C8];CONCATENATE([.C8];&quot; / &quot;;[.E8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12_01-04-42_000.jpg</text:p>
          </table:table-cell>
          <table:table-cell table:style-name="ce20" office:value-type="string">
            <text:p>:m :PHOTO 起きた時刻（夜中） / 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6" table:formula="of:=IF([.E9]=&quot;&quot;;[.C9];CONCATENATE([.C9];&quot; / &quot;;[.E9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12_05-34-28_000.jpg</text:p>
          </table:table-cell>
          <table:table-cell table:style-name="ce17" office:value-type="string">
            <text:p>:m 東和 PHOTO / 210112tu,210113w / 曙橋駅 / 新宿区四谷坂町計画 / １名 / ホクシン設備（大勝） / 出発時間</text:p>
          </table:table-cell>
          <table:table-cell table:style-name="ce17"/>
          <table:table-cell table:style-name="ce4"/>
          <table:table-cell table:style-name="ce4" office:value-type="string">
            <text:p>N-35-35-28.326416 E-139-34-49.709472</text:p>
          </table:table-cell>
          <table:table-cell table:style-name="ce36" table:formula="of:=IF([.E10]=&quot;&quot;;[.C10];CONCATENATE([.C10];&quot; / &quot;;[.E10]))" office:value-type="string" office:string-value=":m 東和 PHOTO / 210112tu,210113w / 曙橋駅 / 新宿区四谷坂町計画 / １名 / ホクシン設備（大勝） / 出発時間">
            <text:p>:m 東和 PHOTO / 210112tu,210113w / 曙橋駅 / 新宿区四谷坂町計画 / １名 / ホクシン設備（大勝） / 出発時間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12_06-47-10_000.jpg</text:p>
          </table:table-cell>
          <table:table-cell table:style-name="ce26" office:value-type="string">
            <text:p>:PHOTO 記録しておきたいもの / @曙橋駅、東和現場への途中 / 構造物 / 橋脚：基部、地面との接地面、水平ではない</text:p>
          </table:table-cell>
          <table:table-cell table:style-name="ce20"/>
          <table:table-cell table:style-name="ce4"/>
          <table:table-cell table:style-name="ce4" office:value-type="string">
            <text:p>N-35-41-32.825317 E-139-43-24.089355</text:p>
          </table:table-cell>
          <table:table-cell table:style-name="ce36" table:formula="of:=IF([.E11]=&quot;&quot;;[.C11];CONCATENATE([.C11];&quot; / &quot;;[.E11]))" office:value-type="string" office:string-value=":PHOTO 記録しておきたいもの / @曙橋駅、東和現場への途中 / 構造物 / 橋脚：基部、地面との接地面、水平ではない">
            <text:p>:PHOTO 記録しておきたいもの / @曙橋駅、東和現場への途中 / 構造物 / 橋脚：基部、地面との接地面、水平ではない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12_06-47-16_000.jpg</text:p>
          </table:table-cell>
          <table:table-cell table:style-name="ce26" office:value-type="string">
            <text:p>:PHOTO 記録しておきたいもの / @曙橋駅、東和現場への途中 / 構造物 / 橋脚：基部、地面との接地面、水平ではない</text:p>
          </table:table-cell>
          <table:table-cell table:style-name="ce19"/>
          <table:table-cell table:style-name="ce4"/>
          <table:table-cell table:style-name="ce4" office:value-type="string">
            <text:p>N-35-41-32.825317 E-139-43-24.089355</text:p>
          </table:table-cell>
          <table:table-cell table:style-name="ce36" table:formula="of:=IF([.E12]=&quot;&quot;;[.C12];CONCATENATE([.C12];&quot; / &quot;;[.E12]))" office:value-type="string" office:string-value=":PHOTO 記録しておきたいもの / @曙橋駅、東和現場への途中 / 構造物 / 橋脚：基部、地面との接地面、水平ではない">
            <text:p>:PHOTO 記録しておきたいもの / @曙橋駅、東和現場への途中 / 構造物 / 橋脚：基部、地面との接地面、水平ではない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12_14-48-51_000.jpg</text:p>
          </table:table-cell>
          <table:table-cell table:style-name="ce26" office:value-type="string">
            <text:p>:PHOTO 記録しておきたいもの / @曙橋駅、東和現場への途中 / 造作物 / 店舗：入口の扉：ガラスに加工してある</text:p>
          </table:table-cell>
          <table:table-cell table:style-name="ce17"/>
          <table:table-cell table:style-name="ce4"/>
          <table:table-cell table:style-name="ce4" office:value-type="string">
            <text:p>N-35-41-32.138671 E-139-43-28.648681</text:p>
          </table:table-cell>
          <table:table-cell table:style-name="ce36" table:formula="of:=IF([.E13]=&quot;&quot;;[.C13];CONCATENATE([.C13];&quot; / &quot;;[.E13]))" office:value-type="string" office:string-value=":PHOTO 記録しておきたいもの / @曙橋駅、東和現場への途中 / 造作物 / 店舗：入口の扉：ガラスに加工してある">
            <text:p>:PHOTO 記録しておきたいもの / @曙橋駅、東和現場への途中 / 造作物 / 店舗：入口の扉：ガラスに加工してあ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12_14-48-56_000.jpg</text:p>
          </table:table-cell>
          <table:table-cell table:style-name="ce26" office:value-type="string">
            <text:p>:PHOTO 記録しておきたいもの / @曙橋駅、東和現場への途中 / 造作物 / 店舗：入口の扉：ガラスに加工してある</text:p>
          </table:table-cell>
          <table:table-cell table:style-name="ce20"/>
          <table:table-cell table:style-name="ce4"/>
          <table:table-cell table:style-name="ce4" office:value-type="string">
            <text:p>N-35-41-32.138671 E-139-43-28.648681</text:p>
          </table:table-cell>
          <table:table-cell table:style-name="ce36" table:formula="of:=IF([.E14]=&quot;&quot;;[.C14];CONCATENATE([.C14];&quot; / &quot;;[.E14]))" office:value-type="string" office:string-value=":PHOTO 記録しておきたいもの / @曙橋駅、東和現場への途中 / 造作物 / 店舗：入口の扉：ガラスに加工してある">
            <text:p>:PHOTO 記録しておきたいもの / @曙橋駅、東和現場への途中 / 造作物 / 店舗：入口の扉：ガラスに加工してあ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12_14-48-57_000.jpg</text:p>
          </table:table-cell>
          <table:table-cell table:style-name="ce26" office:value-type="string">
            <text:p>:PHOTO 記録しておきたいもの / @曙橋駅、東和現場への途中 / 造作物 / 店舗：入口の扉：ガラスに加工してある</text:p>
          </table:table-cell>
          <table:table-cell table:style-name="ce19"/>
          <table:table-cell table:style-name="ce4"/>
          <table:table-cell table:style-name="ce4" office:value-type="string">
            <text:p>N-35-41-32.138671 E-139-43-28.648681</text:p>
          </table:table-cell>
          <table:table-cell table:style-name="ce36" table:formula="of:=IF([.E15]=&quot;&quot;;[.C15];CONCATENATE([.C15];&quot; / &quot;;[.E15]))" office:value-type="string" office:string-value=":PHOTO 記録しておきたいもの / @曙橋駅、東和現場への途中 / 造作物 / 店舗：入口の扉：ガラスに加工してある">
            <text:p>:PHOTO 記録しておきたいもの / @曙橋駅、東和現場への途中 / 造作物 / 店舗：入口の扉：ガラスに加工してあ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12_14-49-01_000.jpg</text:p>
          </table:table-cell>
          <table:table-cell table:style-name="ce26" office:value-type="string">
            <text:p>:PHOTO 記録しておきたいもの / @曙橋駅、東和現場への途中 / 造作物 / 店舗：入口の扉：ガラスに加工してある</text:p>
          </table:table-cell>
          <table:table-cell table:style-name="ce19"/>
          <table:table-cell table:style-name="ce4"/>
          <table:table-cell table:style-name="ce4" office:value-type="string">
            <text:p>N-35-41-32.138671 E-139-43-28.648681</text:p>
          </table:table-cell>
          <table:table-cell table:style-name="ce36" table:formula="of:=IF([.E16]=&quot;&quot;;[.C16];CONCATENATE([.C16];&quot; / &quot;;[.E16]))" office:value-type="string" office:string-value=":PHOTO 記録しておきたいもの / @曙橋駅、東和現場への途中 / 造作物 / 店舗：入口の扉：ガラスに加工してある">
            <text:p>:PHOTO 記録しておきたいもの / @曙橋駅、東和現場への途中 / 造作物 / 店舗：入口の扉：ガラスに加工してあ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12_14-49-08_000.jpg</text:p>
          </table:table-cell>
          <table:table-cell table:style-name="ce26" office:value-type="string">
            <text:p>:PHOTO 記録しておきたいもの / @曙橋駅、東和現場への途中 / 造作物 / 店舗：入口の扉：ガラスに加工してある</text:p>
          </table:table-cell>
          <table:table-cell table:style-name="ce17"/>
          <table:table-cell table:style-name="ce4"/>
          <table:table-cell table:style-name="ce4" office:value-type="string">
            <text:p>N-35-41-32.138671 E-139-43-28.648681</text:p>
          </table:table-cell>
          <table:table-cell table:style-name="ce36" table:formula="of:=IF([.E17]=&quot;&quot;;[.C17];CONCATENATE([.C17];&quot; / &quot;;[.E17]))" office:value-type="string" office:string-value=":PHOTO 記録しておきたいもの / @曙橋駅、東和現場への途中 / 造作物 / 店舗：入口の扉：ガラスに加工してある">
            <text:p>:PHOTO 記録しておきたいもの / @曙橋駅、東和現場への途中 / 造作物 / 店舗：入口の扉：ガラスに加工してあ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12_17-00-19_000.jpg</text:p>
          </table:table-cell>
          <table:table-cell table:style-name="ce17" office:value-type="string">
            <text:p>:m 東和 PHOTO / 210112tu,210113w / 曙橋駅 / 新宿区四谷坂町計画 / １名 / ホクシン設備（大勝） / 日報</text:p>
          </table:table-cell>
          <table:table-cell table:style-name="ce20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18]=&quot;&quot;;[.C18];CONCATENATE([.C18];&quot; / &quot;;[.E18]))" office:value-type="string" office:string-value=":m 東和 PHOTO / 210112tu,210113w / 曙橋駅 / 新宿区四谷坂町計画 / １名 / ホクシン設備（大勝） / 日報">
            <text:p>:m 東和 PHOTO / 210112tu,210113w / 曙橋駅 / 新宿区四谷坂町計画 / １名 / ホクシン設備（大勝） / 日報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12_20-47-32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6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12_22-20-13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6" table:formula="of:=IF([.E20]=&quot;&quot;;[.C20];CONCATENATE([.C20];&quot; / &quot;;[.E20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12_22-20-17_000.jpg</text:p>
          </table:table-cell>
          <table:table-cell table:style-name="ce19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7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6" table:formula="of:=IF([.E21]=&quot;&quot;;[.C21];CONCATENATE([.C21];&quot; / &quot;;[.E21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1-13_00-00-08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69738 E-139-34-49.434814</text:p>
          </table:table-cell>
          <table:table-cell table:style-name="ce36" table:formula="of:=IF([.E22]=&quot;&quot;;[.C22];CONCATENATE([.C22];&quot; / &quot;;[.E22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1-13_05-23-45_000.jpg</text:p>
          </table:table-cell>
          <table:table-cell table:style-name="ce17" office:value-type="string">
            <text:p>:m 東和 PHOTO / 210112tu,210113w / 曙橋駅 / 新宿区四谷坂町計画 / １名 / ホクシン設備（大勝） / 出発時間</text:p>
          </table:table-cell>
          <table:table-cell table:style-name="ce24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6" table:formula="of:=IF([.E23]=&quot;&quot;;[.C23];CONCATENATE([.C23];&quot; / &quot;;[.E23]))" office:value-type="string" office:string-value=":m 東和 PHOTO / 210112tu,210113w / 曙橋駅 / 新宿区四谷坂町計画 / １名 / ホクシン設備（大勝） / 出発時間">
            <text:p>:m 東和 PHOTO / 210112tu,210113w / 曙橋駅 / 新宿区四谷坂町計画 / １名 / ホクシン設備（大勝） / 出発時間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1-13_06-37-29_000.jpg</text:p>
          </table:table-cell>
          <table:table-cell table:style-name="ce17" office:value-type="string">
            <text:p>:m 東和 PHOTO / 210112tu,210113w / 曙橋駅 / 新宿区四谷坂町計画 / １名 / ホクシン設備（大勝） / 現場状況</text:p>
          </table:table-cell>
          <table:table-cell table:style-name="ce18"/>
          <table:table-cell table:style-name="ce4"/>
          <table:table-cell table:style-name="ce4" office:value-type="string">
            <text:p>N-35-41-32.042541 E-139-43-30.516357</text:p>
          </table:table-cell>
          <table:table-cell table:style-name="ce36" table:formula="of:=IF([.E24]=&quot;&quot;;[.C24];CONCATENATE([.C24];&quot; / &quot;;[.E24]))" office:value-type="string" office:string-value=":m 東和 PHOTO / 210112tu,210113w / 曙橋駅 / 新宿区四谷坂町計画 / １名 / ホクシン設備（大勝） / 現場状況">
            <text:p>:m 東和 PHOTO / 210112tu,210113w / 曙橋駅 / 新宿区四谷坂町計画 / １名 / ホクシン設備（大勝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1-13_06-41-45_000.jpg</text:p>
          </table:table-cell>
          <table:table-cell table:style-name="ce17" office:value-type="string">
            <text:p>:m 東和 PHOTO / 210112tu,210113w / 曙橋駅 / 新宿区四谷坂町計画 / １名 / ホクシン設備（大勝） / 現場状況</text:p>
          </table:table-cell>
          <table:table-cell table:style-name="ce19"/>
          <table:table-cell table:style-name="ce4"/>
          <table:table-cell table:style-name="ce4" office:value-type="string">
            <text:p>N-35-41-29.007568 E-139-43-34.416503</text:p>
          </table:table-cell>
          <table:table-cell table:style-name="ce36" table:formula="of:=IF([.E25]=&quot;&quot;;[.C25];CONCATENATE([.C25];&quot; / &quot;;[.E25]))" office:value-type="string" office:string-value=":m 東和 PHOTO / 210112tu,210113w / 曙橋駅 / 新宿区四谷坂町計画 / １名 / ホクシン設備（大勝） / 現場状況">
            <text:p>:m 東和 PHOTO / 210112tu,210113w / 曙橋駅 / 新宿区四谷坂町計画 / １名 / ホクシン設備（大勝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1-13_06-41-51_000.jpg</text:p>
          </table:table-cell>
          <table:table-cell table:style-name="ce17" office:value-type="string">
            <text:p>:m 東和 PHOTO / 210112tu,210113w / 曙橋駅 / 新宿区四谷坂町計画 / １名 / ホクシン設備（大勝） / 現場状況</text:p>
          </table:table-cell>
          <table:table-cell table:style-name="ce17"/>
          <table:table-cell table:style-name="ce4"/>
          <table:table-cell table:style-name="ce4" office:value-type="string">
            <text:p>N-35-41-29.007568 E-139-43-34.416503</text:p>
          </table:table-cell>
          <table:table-cell table:style-name="ce36" table:formula="of:=IF([.E26]=&quot;&quot;;[.C26];CONCATENATE([.C26];&quot; / &quot;;[.E26]))" office:value-type="string" office:string-value=":m 東和 PHOTO / 210112tu,210113w / 曙橋駅 / 新宿区四谷坂町計画 / １名 / ホクシン設備（大勝） / 現場状況">
            <text:p>:m 東和 PHOTO / 210112tu,210113w / 曙橋駅 / 新宿区四谷坂町計画 / １名 / ホクシン設備（大勝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1-13_06-42-00_000.jpg</text:p>
          </table:table-cell>
          <table:table-cell table:style-name="ce17" office:value-type="string">
            <text:p>:m 東和 PHOTO / 210112tu,210113w / 曙橋駅 / 新宿区四谷坂町計画 / １名 / ホクシン設備（大勝） / 現場状況</text:p>
          </table:table-cell>
          <table:table-cell table:style-name="ce20"/>
          <table:table-cell table:style-name="ce4"/>
          <table:table-cell table:style-name="ce4" office:value-type="string">
            <text:p>N-35-41-29.007568 E-139-43-34.416503</text:p>
          </table:table-cell>
          <table:table-cell table:style-name="ce36" table:formula="of:=IF([.E27]=&quot;&quot;;[.C27];CONCATENATE([.C27];&quot; / &quot;;[.E27]))" office:value-type="string" office:string-value=":m 東和 PHOTO / 210112tu,210113w / 曙橋駅 / 新宿区四谷坂町計画 / １名 / ホクシン設備（大勝） / 現場状況">
            <text:p>:m 東和 PHOTO / 210112tu,210113w / 曙橋駅 / 新宿区四谷坂町計画 / １名 / ホクシン設備（大勝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1-13_06-42-13_000.jpg</text:p>
          </table:table-cell>
          <table:table-cell table:style-name="ce17" office:value-type="string">
            <text:p>:m 東和 PHOTO / 210112tu,210113w / 曙橋駅 / 新宿区四谷坂町計画 / １名 / ホクシン設備（大勝） / 現場状況</text:p>
          </table:table-cell>
          <table:table-cell table:style-name="ce19"/>
          <table:table-cell table:style-name="ce4"/>
          <table:table-cell table:style-name="ce4" office:value-type="string">
            <text:p>N-35-41-29.007568 E-139-43-34.416503</text:p>
          </table:table-cell>
          <table:table-cell table:style-name="ce36" table:formula="of:=IF([.E28]=&quot;&quot;;[.C28];CONCATENATE([.C28];&quot; / &quot;;[.E28]))" office:value-type="string" office:string-value=":m 東和 PHOTO / 210112tu,210113w / 曙橋駅 / 新宿区四谷坂町計画 / １名 / ホクシン設備（大勝） / 現場状況">
            <text:p>:m 東和 PHOTO / 210112tu,210113w / 曙橋駅 / 新宿区四谷坂町計画 / １名 / ホクシン設備（大勝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1-13_17-57-45_000.jpg</text:p>
          </table:table-cell>
          <table:table-cell table:style-name="ce17" office:value-type="string">
            <text:p>:m 東和 PHOTO / 210112tu,210113w / 曙橋駅 / 新宿区四谷坂町計画 / １名 / ホクシン設備（大勝） / 日報</text:p>
          </table:table-cell>
          <table:table-cell table:style-name="ce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6" table:formula="of:=IF([.E29]=&quot;&quot;;[.C29];CONCATENATE([.C29];&quot; / &quot;;[.E29]))" office:value-type="string" office:string-value=":m 東和 PHOTO / 210112tu,210113w / 曙橋駅 / 新宿区四谷坂町計画 / １名 / ホクシン設備（大勝） / 日報">
            <text:p>:m 東和 PHOTO / 210112tu,210113w / 曙橋駅 / 新宿区四谷坂町計画 / １名 / ホクシン設備（大勝） / 日報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1-13_19-09-58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6" table:formula="of:=IF([.E30]=&quot;&quot;;[.C30];CONCATENATE([.C30];&quot; / &quot;;[.E30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1-13_19-23-34_000.jpg</text:p>
          </table:table-cell>
          <table:table-cell table:style-name="ce17" office:value-type="string">
            <text:p>:m :篠笛,shinobue 1*1 / session-memo / topic=todays-melody,for=~,score+,memo~,key=D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6" table:formula="of:=IF([.E31]=&quot;&quot;;[.C31];CONCATENATE([.C31];&quot; / &quot;;[.E31]))" office:value-type="string" office:string-value=":m :篠笛,shinobue 1*1 / session-memo / topic=todays-melody,for=~,score+,memo~,key=D">
            <text:p>:m :篠笛,shinobue 1*1 / session-memo / topic=todays-melody,for=~,score+,memo~,key=D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1-13_21-17-35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6" table:formula="of:=IF([.E32]=&quot;&quot;;[.C32];CONCATENATE([.C32];&quot; / &quot;;[.E32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1-14_00-20-18_000.jpg</text:p>
          </table:table-cell>
          <table:table-cell table:style-name="ce19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7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6" table:formula="of:=IF([.E33]=&quot;&quot;;[.C33];CONCATENATE([.C33];&quot; / &quot;;[.E33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1-14_02-24-22_000.jpg</text:p>
          </table:table-cell>
          <table:table-cell table:style-name="ce20" office:value-type="string">
            <text:p>:m :PHOTO 起きた時刻（夜中） / 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34]=&quot;&quot;;[.C34];CONCATENATE([.C34];&quot; / &quot;;[.E34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1-14_06-14-35_000.jpg</text:p>
          </table:table-cell>
          <table:table-cell table:style-name="ce20" office:value-type="string">
            <text:p>:m :PHOTO 起きた時刻（夜中） / 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35]=&quot;&quot;;[.C35];CONCATENATE([.C35];&quot; / &quot;;[.E35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1-14_10-52-35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6" table:formula="of:=IF([.E36]=&quot;&quot;;[.C36];CONCATENATE([.C36];&quot; / &quot;;[.E36]))" office:value-type="string" office:string-value=":m :PHOTO 起きた時刻 / 2020">
            <text:p>:m :PHOTO 起き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1-14_12-40-52_000.jpg</text:p>
          </table:table-cell>
          <table:table-cell table:style-name="ce17" office:value-type="string">
            <text:p>:tome/ (J*) / 俺の使命：「空気の研究」を、世に知らしめる；日本教の神学を書く；UFO製作；尺八、篠笛、曲作り ||| :tome/ (J*) / 毎日、神様から、命をもらおう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37]=&quot;&quot;;[.C37];CONCATENATE([.C37];&quot; / &quot;;[.E37]))" office:value-type="string" office:string-value=":tome/ (J*) / 俺の使命：「空気の研究」を、世に知らしめる；日本教の神学を書く；UFO製作；尺八、篠笛、曲作り ||| :tome/ (J*) / 毎日、神様から、命をもらおう">
            <text:p>:tome/ (J*) / 俺の使命：「空気の研究」を、世に知らしめる；日本教の神学を書く；UFO製作；尺八、篠笛、曲作り ||| :tome/ (J*) / 毎日、神様から、命をもらおう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1-14_12-41-22_000.jpg</text:p>
          </table:table-cell>
          <table:table-cell table:style-name="ce20" office:value-type="string">
            <text:p>:m other / about=数値計算：定理 / content=道を車は来ていない；信号は赤；渡る</text:p>
          </table:table-cell>
          <table:table-cell table:style-name="ce18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6" table:formula="of:=IF([.E38]=&quot;&quot;;[.C38];CONCATENATE([.C38];&quot; / &quot;;[.E38]))" office:value-type="string" office:string-value=":m other / about=数値計算：定理 / content=道を車は来ていない；信号は赤；渡る">
            <text:p>:m other / about=数値計算：定理 / content=道を車は来ていない；信号は赤；渡る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4" office:value-type="string">
            <text:p>2021-01-14_12-46-54_000.jpg</text:p>
          </table:table-cell>
          <table:table-cell table:style-name="ce20" office:value-type="string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19"/>
          <table:table-cell table:style-name="ce4"/>
          <table:table-cell table:style-name="ce4" office:value-type="string">
            <text:p>N-35-35-28.765869 E-139-34-49.324951</text:p>
          </table:table-cell>
          <table:table-cell table:style-name="ce36" table:formula="of:=IF([.E39]=&quot;&quot;;[.C39];CONCATENATE([.C39];&quot; / &quot;;[.E39]))" office:value-type="string" office:string-value=":PHOTO 記録 / 経過記録；作ったもの / food=焼酎漬け / material=ニンニク：３玉；liquor=麦焼酎：400ml,time=~,container=big-medium-jar-at-kitchen / type=~,other=~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4" office:value-type="string">
            <text:p>2021-01-14_12-47-05_000.jpg</text:p>
          </table:table-cell>
          <table:table-cell table:style-name="ce20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7"/>
          <table:table-cell table:style-name="ce4"/>
          <table:table-cell table:style-name="ce4" office:value-type="string">
            <text:p>N-35-35-28.752136 E-139-34-49.324951</text:p>
          </table:table-cell>
          <table:table-cell table:style-name="ce36" table:formula="of:=IF([.E40]=&quot;&quot;;[.C40];CONCATENATE([.C40];&quot; / &quot;;[.E40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1-01-14_13-16-10_000.jpg</text:p>
          </table:table-cell>
          <table:table-cell table:style-name="ce8" office:value-type="string">
            <text:p>:m 食べた物</text:p>
          </table:table-cell>
          <table:table-cell table:style-name="ce27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6" table:formula="of:=IF([.E41]=&quot;&quot;;[.C41];CONCATENATE([.C41];&quot; / &quot;;[.E41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1-01-14_13-54-14_000.jpg</text:p>
          </table:table-cell>
          <table:table-cell table:style-name="ce26" office:value-type="string">
            <text:p>:m 記録 / 食べたもの：お菓子類 / target=食べる予定：取り置き,memo~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6" table:formula="of:=IF([.E42]=&quot;&quot;;[.C42];CONCATENATE([.C42];&quot; / &quot;;[.E42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1-01-14_14-11-03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6" table:formula="of:=IF([.E43]=&quot;&quot;;[.C43];CONCATENATE([.C43];&quot; / &quot;;[.E4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2_12-54-17_000.mid</text:p>
          </table:table-cell>
          <table:table-cell table:style-name="ce8" office:value-type="string">
            <text:p>:in-mid / app=perfect-piano / 演奏、play / id-2021-0112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string" office:string-value=":in-mid / app=perfect-piano / 演奏、play / id-2021-0112-1 / category=melody,inst=~,for=~,genre=~">
            <text:p>:in-mid / app=perfect-piano / 演奏、play / id-2021-0112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4_12-43-18_000.mid</text:p>
          </table:table-cell>
          <table:table-cell table:style-name="ce8" office:value-type="string">
            <text:p>:in-mid / app=perfect-piano / 演奏、play / id-2021-0114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string" office:string-value=":in-mid / app=perfect-piano / 演奏、play / id-2021-0114-1 / category=melody,inst=~,for=~,genre=~">
            <text:p>:in-mid / app=perfect-piano / 演奏、play / id-2021-0114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2021/01/14</text:date>, <text:time>15:3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4T15:36:36.09</dc:date>
    <dc:creator>iwabuchi ken</dc:creator>
    <meta:editing-duration>P30DT11H41M24S</meta:editing-duration>
    <meta:editing-cycles>11302</meta:editing-cycles>
    <meta:document-statistic meta:table-count="1" meta:cell-count="549" meta:object-count="0"/>
  </office:meta>
</office:document-meta>
</file>